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ac0" officeooo:paragraph-rsid="000b0ac0"/>
    </style:style>
    <style:style style:name="P2" style:family="paragraph" style:parent-style-name="Standard">
      <style:text-properties officeooo:rsid="000dba07" officeooo:paragraph-rsid="000dba07"/>
    </style:style>
    <style:style style:name="P3" style:family="paragraph" style:parent-style-name="Standard">
      <style:text-properties officeooo:rsid="000dba07" officeooo:paragraph-rsid="00149393"/>
    </style:style>
    <style:style style:name="P4" style:family="paragraph" style:parent-style-name="Standard">
      <style:text-properties officeooo:rsid="00112d36" officeooo:paragraph-rsid="00112d36"/>
    </style:style>
    <style:style style:name="P5" style:family="paragraph" style:parent-style-name="Standard">
      <style:text-properties officeooo:rsid="00150825" officeooo:paragraph-rsid="00150825"/>
    </style:style>
    <style:style style:name="P6" style:family="paragraph" style:parent-style-name="Standard">
      <style:text-properties fo:font-weight="bold" officeooo:rsid="00150825" officeooo:paragraph-rsid="00150825" style:font-weight-asian="bold" style:font-weight-complex="bold"/>
    </style:style>
    <style:style style:name="P7" style:family="paragraph" style:parent-style-name="Standard">
      <style:text-properties fo:color="#111111" style:font-name="DejaVu Sans Mono" fo:font-weight="bold" officeooo:rsid="00150825" officeooo:paragraph-rsid="00150825" fo:background-color="transparent" style:font-weight-asian="bold" style:font-weight-complex="bold"/>
    </style:style>
    <style:style style:name="P8" style:family="paragraph" style:parent-style-name="Preformatted_20_Text">
      <style:text-properties fo:color="#111111" style:font-name="DejaVu Sans Mono" officeooo:rsid="00150825" officeooo:paragraph-rsid="00150825" fo:background-color="transparent"/>
    </style:style>
    <style:style style:name="P9" style:family="paragraph" style:parent-style-name="Preformatted_20_Text">
      <style:text-properties fo:color="#111111" style:font-name="DejaVu Sans Mono" fo:font-weight="bold" officeooo:rsid="00150825" officeooo:paragraph-rsid="00150825" fo:background-color="transparent" style:font-weight-asian="bold" style:font-weight-complex="bold"/>
    </style:style>
    <style:style style:name="P10" style:family="paragraph" style:parent-style-name="Preformatted_20_Text">
      <style:text-properties fo:color="#111111" style:font-name="DejaVu Sans Mono" fo:font-weight="normal" officeooo:rsid="00150825" officeooo:paragraph-rsid="00150825" fo:background-color="transparent" style:font-weight-asian="normal" style:font-weight-complex="normal"/>
    </style:style>
    <style:style style:name="P11" style:family="paragraph" style:parent-style-name="Preformatted_20_Text">
      <style:text-properties fo:color="#111111" officeooo:rsid="00150825" officeooo:paragraph-rsid="00150825" fo:background-color="transparent"/>
    </style:style>
    <style:style style:name="P12" style:family="paragraph" style:parent-style-name="Preformatted_20_Text">
      <style:text-properties fo:color="#111111" fo:font-weight="bold" officeooo:rsid="00150825" officeooo:paragraph-rsid="00150825" fo:background-color="transparent" style:font-weight-asian="bold" style:font-weight-complex="bold"/>
    </style:style>
    <style:style style:name="P13" style:family="paragraph" style:parent-style-name="Preformatted_20_Text">
      <style:text-properties fo:color="#111111" fo:font-weight="normal" officeooo:rsid="00150825" officeooo:paragraph-rsid="00150825" fo:background-color="transparent" style:font-weight-asian="normal" style:font-weight-complex="normal"/>
    </style:style>
    <style:style style:name="P14" style:family="paragraph" style:parent-style-name="Preformatted_20_Text">
      <style:text-properties fo:color="#cc7832" style:font-name="DejaVu Sans Mono" fo:font-weight="normal" officeooo:rsid="00150825" officeooo:paragraph-rsid="00150825" fo:background-color="transparent" style:font-weight-asian="normal" style:font-weight-complex="normal"/>
    </style:style>
    <style:style style:name="P15" style:family="paragraph" style:parent-style-name="Standard">
      <style:text-properties officeooo:rsid="00150825" officeooo:paragraph-rsid="00150825"/>
    </style:style>
    <style:style style:name="T1" style:family="text">
      <style:text-properties officeooo:rsid="000dba0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dba07" style:font-size-asian="10pt" style:font-size-complex="10pt"/>
    </style:style>
    <style:style style:name="T4" style:family="text">
      <style:text-properties officeooo:rsid="00112d36"/>
    </style:style>
    <style:style style:name="T5" style:family="text">
      <style:text-properties fo:color="#c9211e" officeooo:rsid="000dba07"/>
    </style:style>
    <style:style style:name="T6" style:family="text">
      <style:text-properties fo:color="#c9211e" officeooo:rsid="00112d36"/>
    </style:style>
    <style:style style:name="T7" style:family="text">
      <style:text-properties fo:color="#c9211e" fo:font-size="10pt" style:font-size-asian="10pt" style:font-size-complex="10pt"/>
    </style:style>
    <style:style style:name="T8" style:family="text">
      <style:text-properties fo:color="#c9211e" fo:font-size="10pt" officeooo:rsid="000dba07" style:font-size-asian="10pt" style:font-size-complex="10pt"/>
    </style:style>
    <style:style style:name="T9" style:family="text">
      <style:text-properties fo:color="#c9211e" fo:font-size="10pt" officeooo:rsid="00112d36" style:font-size-asian="10pt" style:font-size-complex="10pt"/>
    </style:style>
    <style:style style:name="T10" style:family="text">
      <style:text-properties fo:color="#c9211e" officeooo:rsid="00121bdf"/>
    </style:style>
    <style:style style:name="T11" style:family="text">
      <style:text-properties fo:color="#c9211e" officeooo:rsid="00149393"/>
    </style:style>
    <style:style style:name="T12" style:family="text">
      <style:text-properties fo:color="#111111" style:font-name="DejaVu Sans Mono" fo:background-color="transparent" loext:char-shading-value="0"/>
    </style:style>
    <style:style style:name="T13" style:family="text">
      <style:text-properties fo:color="#111111" style:font-name="DejaVu Sans Mono" fo:font-size="18pt" fo:background-color="transparent" loext:char-shading-value="0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3">Le diagramme de classes </text:span></text:span></text:p>
      <text:p text:style-name="P7"/>
      <text:p text:style-name="P6"><text:span text:style-name="T12">SpeedLayerAggregation</text:span>Manager</text:p>
      <text:p text:style-name="P5"/>
      <text:p text:style-name="P8">private aggregationList: IAggregationContainer = {};</text:p>
      <text:p text:style-name="P8">private readonly aggregationFactory: (aggregationsSettings: IAggregationSettings) =&gt; {};</text:p>
      <text:p text:style-name="P8"/>
      <text:p text:style-name="P8"/>
      <text:p text:style-name="P8"/>
      <text:p text:style-name="P8">initSpeedLayer(aggregationsSettings?: ISpeedLayerAggregationSettings): void;</text:p>
      <text:p text:style-name="P8"/>
      <text:p text:style-name="P8">createOneAggregation(aggregationSettings: IAggregationSettings): SpeedLayerAggregation;</text:p>
      <text:p text:style-name="P8"/>
      <text:p text:style-name="P8">aggregateEvent(event: IEvent): IMapAggregation;</text:p>
      <text:p text:style-name="P8"/>
      <text:p text:style-name="P8">getAggregationResult(query: IViewQuerySettings, params: IFilterKeys, startDate: string, endDate: string): IViewSummary;</text:p>
      <text:p text:style-name="P8"/>
      <text:p text:style-name="P8">onStartingCurrentBucketAggregationOnBatchLayer(aggregationType: AggregationType, timestampBeginningBatchLayerAggregation: number);</text:p>
      <text:p text:style-name="P8"/>
      <text:p text:style-name="P8">onCurrentBucketAggregationDoneOnBatchLayer(aggregationType: AggregationType, timestampEndingBatchLayerAggregation: number);</text:p>
      <text:p text:style-name="P8"/>
      <text:p text:style-name="P8"/>
      <text:p text:style-name="P9">SpeedLayerAggregation</text:p>
      <text:p text:style-name="P9"/>
      <text:p text:style-name="P10">private doubleBuffer: IDoubleBufferSpeedLayer;</text:p>
      <text:p text:style-name="P10">private settings: IAggregationSettings;</text:p>
      <text:p text:style-name="P10">private timestampStartBatchlayer: number;</text:p>
      <text:p text:style-name="P8"/>
      <text:p text:style-name="P8"/>
      <text:p text:style-name="P8">aggregateEvent(event: IEvent): IEventAggregation;</text:p>
      <text:p text:style-name="P11"/>
      <text:p text:style-name="P8">initAggregationResults(bufferFactory: IBufferSpeedLayerFactory, doubleBufferFactory: IDoubleBufferFactory);</text:p>
      <text:p text:style-name="P11"/>
      <text:p text:style-name="P8">getAggregationResult(queryOutput: IQueryOutput, params: IFilterKeys, startDate: string, endDate: string): IViewSummary;</text:p>
      <text:p text:style-name="P11"/>
      <text:p text:style-name="P8">onStartingCurrentBucketAggregationOnBatchLayer(timestampBeginningBatchLayerAggregation: number);</text:p>
      <text:p text:style-name="P11"/>
      <text:p text:style-name="P8">onCurrentBucketAggregationDoneOnBatchLayer(timestampEndingBatchLayerAggregation: number);</text:p>
      <text:p text:style-name="P11"/>
      <text:p text:style-name="P11"/>
      <text:p text:style-name="P12">DoubleBuffer</text:p>
      <text:p text:style-name="P12"/>
      <text:p text:style-name="P10">private currentBuffer: IBufferSpeedLayer ;</text:p>
      <text:p text:style-name="P10">private previousAndCurrentBuffer: IBufferSpeedLayer;</text:p>
      <text:p text:style-name="P10">private bufferFactory: IBufferSpeedLayerFactory;</text:p>
      <text:p text:style-name="P10">private isSwitched: boolean;</text:p>
      <text:p text:style-name="P12"/>
      <text:p text:style-name="P11"/>
      <text:p text:style-name="P11"><text:soft-page-break/></text:p>
      <text:p text:style-name="P8">set(keys: IKeys, value: IBufferValue): IbufferValue;</text:p>
      <text:p text:style-name="P8"/>
      <text:p text:style-name="P8">setProperty(keys: IKeys, property: string, value: number): IbufferValue;</text:p>
      <text:p text:style-name="P8"/>
      <text:p text:style-name="P8">incrProperty(keys: IKeys, property: string): IBufferValue;</text:p>
      <text:p text:style-name="P11"/>
      <text:p text:style-name="P8">addProperty(keys: IKeys, property: string, value: number): IbufferValue;</text:p>
      <text:p text:style-name="P8"/>
      <text:p text:style-name="P8">queryCurrent(filter: IFilterKeys): IBufferQueryResult;</text:p>
      <text:p text:style-name="P11"/>
      <text:p text:style-name="P8">queryPreviousAndCurrent(filter: IFilterKeys): IbufferQueryResult;</text:p>
      <text:p text:style-name="P8"/>
      <text:p text:style-name="P8">switchCurrentToPreviousAndRecreateCurrent();</text:p>
      <text:p text:style-name="P11"/>
      <text:p text:style-name="P8">freezePrevious();</text:p>
      <text:p text:style-name="P8"/>
      <text:p text:style-name="P11"/>
      <text:p text:style-name="P12">Buffer</text:p>
      <text:p text:style-name="P12"/>
      <text:p text:style-name="P10">private data: IBuffer;</text:p>
      <text:p text:style-name="P13"/>
      <text:p text:style-name="P13"/>
      <text:p text:style-name="P10">set(keys: IKeys, value: IBufferValue): IbufferValue;</text:p>
      <text:p text:style-name="P10"/>
      <text:p text:style-name="P10">setProperty(keys: IKeys, property: string, value: number): IbufferValue;</text:p>
      <text:p text:style-name="P10"/>
      <text:p text:style-name="P10">incrProperty(keys: IKeys, property: string): IbufferValue;</text:p>
      <text:p text:style-name="P10"/>
      <text:p text:style-name="P10">addProperty(keys: IKeys, property: string, value: number): IbufferValue;</text:p>
      <text:p text:style-name="P10"/>
      <text:p text:style-name="P10">query(filter: IFilterKeys): IBufferQueryResult;</text:p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4:35:15.293353442</meta:creation-date>
    <meta:editing-duration>PT6H8M34S</meta:editing-duration>
    <meta:editing-cycles>6</meta:editing-cycles>
    <meta:generator>LibreOffice/5.2.7.2$Linux_X86_64 LibreOffice_project/20m0$Build-2</meta:generator>
    <dc:date>2020-04-10T14:47:53.134521806</dc:date>
    <meta:document-statistic meta:table-count="0" meta:image-count="0" meta:object-count="0" meta:page-count="2" meta:paragraph-count="39" meta:word-count="150" meta:character-count="2326" meta:non-whitespace-character-count="2214"/>
  </office:meta>
</office:document-meta>
</file>